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11_1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1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</text:p>
      <text:p text:style-name="P2">Signed letter<text:tab/>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Rebecca</text:p>
      <text:p text:style-name="P2">Addressee as “Editor”<text:tab/><text:tab/><text:tab/><text:tab/></text:p>
      <text:p text:style-name="P2">Date (derived from Hebrew Date)<text:tab/><text:tab/>14 Adar 5614</text:p>
      <text:p text:style-name="P2">Date (derived from Gregorian calendar)<text:tab/>February 1854</text:p>
      <text:p text:style-name="P2">Month<text:tab/><text:tab/><text:tab/><text:tab/><text:tab/><text:tab/>February</text:p>
      <text:p text:style-name="P2">Year<text:tab/><text:tab/><text:tab/><text:tab/><text:tab/><text:tab/>1854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ennsylvania<text:tab/> <text:s text:c="2"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2"><text:span text:style-name="T1">My dear Miss Rebecca/</text:span></text:p>
      <text:p text:style-name="P4"><text:span text:style-name="T1"><text:tab/>Philadelphia 14</text:span><text:span text:style-name="T2">th</text:span><text:span text:style-name="T1"> Adar 5614/</text:span></text:p>
      <text:p text:style-name="P2"><text:span text:style-name="T1">I do not for a moment suspect, that the friendly sentiments which/ a long acquaintance has engendered, require any extraneous support/ to prevent their extinction; they are, I trust, rooted in the memory/ of past acts of reciprocal kindness, which the hand of time cannot erase./ <text:s/>If I therefore beg of you, on this commemorative day, the acceptance/ of the accompanying trifle, it is merely in obedience to our good/ queen Esther's injunction “[Hebrew]” and not as/ a ward against oblivion. <text:s/>But you will say, that/ if such alone had been my season, it was then scarcely needful/ I should commit to a letter the achievement of my purpose; I must/ then acknowledge that in doing thus, I was also activated by/ some peculiar feelings—namely, by a desire that my congratulations, on/ the approaching new happy era which is opening before you, may be/ not heaped in common with the many you will receive on that felicitous/ occasion; but that, even after the excitement of the first moments shall/ have subsided into the calm pleasures [crossed-out: of a matrimonial life] attending the state of wedlock, you may/ in glancing over these lines, be convinced, that among those who sincerely/ wish you unalloyed happiness, you may safely reckon/</text:span></text:p>
      <text:p text:style-name="P2"><text:span text:style-name="T1"><text:tab/>yours truly/</text:span></text:p>
      <text:p text:style-name="P2"><text:span text:style-name="T1"/></text:p>
      <text:p text:style-name="P2"><text:span text:style-name="T1">[Page 2]</text:span></text:p>
      <text:p text:style-name="P2"><text:span text:style-name="T1"/></text:p>
      <text:p text:style-name="P2"><text:span text:style-name="T1">[Hebrew]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21T10:58:12</meta:creation-date>
    <dc:date>2009-04-21T11:09:16</dc:date>
    <dc:language>en-US</dc:language>
    <meta:editing-cycles>2</meta:editing-cycles>
    <meta:editing-duration>PT11M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67" meta:word-count="384" meta:character-count="2600"/>
  </office:meta>
</office:document-meta>
</file>